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4.00pt" fo:font-weight="normal" fo:font-family="'Liberation Serif'" style:font-family-asian="'Liberation Serif'" style:font-family-complex="'Liberation Serif'" fo:background-color="transparent" fo:color="#f79646"/>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fo:color="#f79646"/>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fo:color="#ff0000"/>
    </style:style>
    <style:style style:name="T110" style:family="text">
      <style:text-properties fo:font-size="14.00pt" fo:font-weight="normal" fo:font-family="'Liberation Serif'" style:font-family-asian="'Liberation Serif'" style:font-family-complex="'Liberation Serif'" fo:background-color="transparent" fo:color="#ff0000"/>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Liberation Serif'" style:font-family-asian="'Liberation Serif'" style:font-family-complex="'Liberation Serif'" fo:background-color="transparent" fo:color="#ff0000"/>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p>
      <text:p text:style-name="P1"><text:span text:style-name="T101"/></text:p>
      <text:p text:style-name="P1"><text:span text:style-name="T101">On a deux types d'opération sur les structures :</text:span></text:p>
      <text:p text:style-name="P1"><text:span text:style-name="T102">-L'opération de recherche</text:span></text:p>
      <text:p text:style-name="P1"><text:span text:style-name="T102">-L'opération de modification</text:span></text:p>
      <text:p text:style-name="P1"><text:span text:style-name="T102"/></text:p>
      <text:p text:style-name="P1"><text:span text:style-name="T103">*Recherche</text:span><text:span text:style-name="T104"/></text:p>
      <text:p text:style-name="P1"><text:span text:style-name="T104">.SEARCH(S, k) retourne un pointeur vers un élément S tel que x.clé =k ou Null si l'élément n'appartient pas à S.</text:span></text:p>
      <text:p text:style-name="P1"><text:span text:style-name="T104">.MINIMUM(S) retourne un pointeur vers l'élément avec la plus petite clé</text:span></text:p>
      <text:p text:style-name="P1"><text:span text:style-name="T105">.MAXIMUM(S) retourne un pointeur vers l'élément avec la plus grande clé</text:span></text:p>
      <text:p text:style-name="P1"><text:span text:style-name="T106">.SUCCESSOR(S, x) et PREDECESSOR(S,x) retourne respectivement un pointeur vers l'élément tout juste plus grand et tout juste plus petit que x dans S.</text:span></text:p>
      <text:p text:style-name="P1"><text:span text:style-name="T106"/></text:p>
      <text:p text:style-name="P1"><text:span text:style-name="T107">*MODIFICATION</text:span><text:span text:style-name="T108"/></text:p>
      <text:p text:style-name="P1"><text:span text:style-name="T108">.INSERT(S,k) et DELETE(S, k)insert l'élément k dans S ou retire l'élément k dans S</text:span></text:p>
      <text:p text:style-name="P1"><text:span text:style-name="T109"/></text:p>
      <text:p text:style-name="P1"><text:span text:style-name="T110">16) Structure de données en Pseudolangage<text:line-break/></text:span></text:p>
      <text:p text:style-name="P1"><text:span text:style-name="T111">On a besoin d'un langage minimum formel pour décrire un algorithme. Un langage de programmaion (Java, C, Pascal, Cobol, FOLTRAN, Prolog, Perl, Python, etc) est trop contraingnant.</text:span><text:span text:style-name="T112"/></text:p>
      <text:p text:style-name="P1"><text:span text:style-name="T1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